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.25in" fo:margin-left="1.5042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style:text-underline-style="none" fo:font-weight="bold" officeooo:rsid="001a3503" officeooo:paragraph-rsid="001a3503" style:font-weight-asian="bold" style:font-weight-complex="bold"/>
    </style:style>
    <style:style style:name="P4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5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6" style:family="paragraph" style:parent-style-name="Standard">
      <style:text-properties fo:color="#0000cc" fo:font-weight="bold" officeooo:rsid="001a3503" officeooo:paragraph-rsid="001a3503" style:font-weight-asian="bold" style:font-weight-complex="bold"/>
    </style:style>
    <style:style style:name="P7" style:family="paragraph" style:parent-style-name="Standard" style:list-style-name="L1">
      <style:text-properties fo:color="#0066cc" fo:font-weight="normal" officeooo:rsid="001a3503" officeooo:paragraph-rsid="001a3503" style:font-weight-asian="normal" style:font-weight-complex="normal"/>
    </style:style>
    <style:style style:name="P8" style:family="paragraph" style:parent-style-name="Standard" style:list-style-name="L2">
      <style:text-properties fo:color="#996600" fo:font-weight="normal" officeooo:rsid="001a3503" officeooo:paragraph-rsid="001a3503" style:font-weight-asian="normal" style:font-weight-complex="normal"/>
    </style:style>
    <style:style style:name="P9" style:family="paragraph" style:parent-style-name="Standard">
      <style:text-properties fo:color="#0000cc" style:text-underline-style="solid" style:text-underline-width="auto" style:text-underline-color="font-color" fo:font-weight="bold" officeooo:rsid="001a3503" officeooo:paragraph-rsid="001a3503" style:font-weight-asian="bold" style:font-weight-complex="bold"/>
    </style:style>
    <style:style style:name="P10" style:family="paragraph" style:parent-style-name="Standard">
      <style:text-properties fo:color="#0000cc" style:text-underline-style="none" fo:font-weight="bold" officeooo:rsid="001a3503" officeooo:paragraph-rsid="001a3503" style:font-weight-asian="bold" style:font-weight-complex="bold"/>
    </style:style>
    <style:style style:name="P11" style:family="paragraph" style:parent-style-name="Standard">
      <style:text-properties fo:color="#0000cc" style:text-underline-style="none" fo:font-weight="bold" officeooo:rsid="001a3503" officeooo:paragraph-rsid="001b72fd" style:font-weight-asian="bold" style:font-weight-complex="bold"/>
    </style:style>
    <style:style style:name="P12" style:family="paragraph" style:parent-style-name="Standard">
      <style:text-properties fo:color="#0000cc" style:text-underline-style="none" fo:font-weight="bold" officeooo:rsid="001e56ec" officeooo:paragraph-rsid="001e56ec" style:font-weight-asian="bold" style:font-weight-complex="bold"/>
    </style:style>
    <style:style style:name="P13" style:family="paragraph" style:parent-style-name="Standard">
      <style:text-properties fo:color="#000000" style:text-underline-style="none" fo:font-weight="normal" officeooo:rsid="001a3503" officeooo:paragraph-rsid="001a3503" style:font-weight-asian="normal" style:font-weight-complex="normal"/>
    </style:style>
    <style:style style:name="P14" style:family="paragraph" style:parent-style-name="Standard">
      <style:text-properties fo:color="#000000" style:text-underline-style="none" fo:font-weight="normal" officeooo:rsid="001e56ec" officeooo:paragraph-rsid="001e56ec" style:font-weight-asian="normal" style:font-weight-complex="normal"/>
    </style:style>
    <style:style style:name="P15" style:family="paragraph" style:parent-style-name="Standard" style:list-style-name="L4">
      <style:text-properties fo:color="#000000" style:text-underline-style="none" fo:font-weight="normal" officeooo:rsid="001e56ec" officeooo:paragraph-rsid="001e56ec" style:font-weight-asian="normal" style:font-weight-complex="normal"/>
    </style:style>
    <style:style style:name="P16" style:family="paragraph" style:parent-style-name="Standard">
      <style:text-properties fo:color="#000000" style:text-underline-style="none" fo:font-weight="bold" officeooo:rsid="001a3503" officeooo:paragraph-rsid="001a3503" style:font-weight-asian="bold" style:font-weight-complex="bold"/>
    </style:style>
    <style:style style:name="P17" style:family="paragraph" style:parent-style-name="Standard">
      <style:text-properties fo:color="#000000" style:text-underline-style="none" fo:font-weight="bold" officeooo:rsid="001c7eee" officeooo:paragraph-rsid="001c7eee" style:font-weight-asian="bold" style:font-weight-complex="bold"/>
    </style:style>
    <style:style style:name="P18" style:family="paragraph" style:parent-style-name="Standard">
      <style:text-properties fo:color="#000000" style:text-underline-style="none" fo:font-weight="bold" officeooo:rsid="0020141f" officeooo:paragraph-rsid="0020141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b72fd" officeooo:paragraph-rsid="001b72f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b72fd" officeooo:paragraph-rsid="001b72fd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1b72fd" officeooo:paragraph-rsid="001b72fd" style:font-style-asian="italic" style:font-style-complex="italic"/>
    </style:style>
    <style:style style:name="T1" style:family="text">
      <style:text-properties officeooo:rsid="00165a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350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color="#0000cc"/>
    </style:style>
    <style:style style:name="T7" style:family="text">
      <style:text-properties fo:color="#0000cc" officeooo:rsid="001b72fd"/>
    </style:style>
    <style:style style:name="T8" style:family="text">
      <style:text-properties officeooo:rsid="001b72fd"/>
    </style:style>
    <style:style style:name="T9" style:family="text">
      <style:text-properties fo:color="#000000"/>
    </style:style>
    <style:style style:name="T10" style:family="text">
      <style:text-properties fo:color="#000000" fo:font-weight="normal" officeooo:rsid="001b72fd" style:font-weight-asian="normal" style:font-weight-complex="normal"/>
    </style:style>
    <style:style style:name="T11" style:family="text">
      <style:text-properties fo:color="#000000" officeooo:rsid="001b72f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fb927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1fb927" style:font-style-asian="normal" style:font-style-complex="normal"/>
    </style:style>
    <style:style style:name="T17" style:family="text">
      <style:text-properties fo:font-style="normal" style:text-underline-style="none" officeooo:rsid="001fb927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5L<text:span text:style-name="T3">6</text:span> Notes</text:p>
      <text:p text:style-name="P4"/>
      <text:p text:style-name="P5">Objectives: </text:p>
      <text:list xml:id="list7185914262363081913" text:style-name="L1">
        <text:list-item>
          <text:p text:style-name="P7">Define the laws of definite proportions and multiple proportions</text:p>
        </text:list-item>
        <text:list-item>
          <text:p text:style-name="P7">Apply the rules for naming chemical compounds by using a flowchart</text:p>
        </text:list-item>
      </text:list>
      <text:p text:style-name="P5"/>
      <text:p text:style-name="P5">Key Concepts:</text:p>
      <text:list xml:id="list7070650709952084962" text:style-name="L2">
        <text:list-item>
          <text:p text:style-name="P8">What are the two laws that describe how compounds form?</text:p>
        </text:list-item>
        <text:list-item>
          <text:p text:style-name="P8">How do you use a flowchart to write the name of a chemical compound?</text:p>
        </text:list-item>
        <text:list-item>
          <text:p text:style-name="P8">What four guidelines should you follow to write the formula of a chemical compound?</text:p>
        </text:list-item>
      </text:list>
      <text:p text:style-name="P5"><text:tab/></text:p>
      <text:p text:style-name="P1"/>
      <text:p text:style-name="P2">Vocabulary / <text:span text:style-name="T1">Important</text:span>:</text:p>
      <text:p text:style-name="P1"/>
      <text:p text:style-name="P6"><text:tab/>Compounds form from elements in predictable ways. These ways are summed up in two <text:tab/>laws: <text:span text:style-name="T5">the </text:span><text:span text:style-name="T4">Law of Definite Proportions</text:span><text:span text:style-name="T5"> and the </text:span><text:span text:style-name="T4">Law of Multiple Proportions</text:span><text:span text:style-name="T17">.</text:span></text:p>
      <text:p text:style-name="P9"/>
      <text:p text:style-name="P3">The Law of Definite Proportions</text:p>
      <text:p text:style-name="P3"/>
      <text:p text:style-name="P3"><text:tab/><text:span text:style-name="T6">Because atoms combine in simple whole-number ratios, it follows that their proportions by </text:span></text:p>
      <text:p text:style-name="P10"><text:tab/>mass must always be the same.</text:p>
      <text:p text:style-name="P10"/>
      <text:p text:style-name="P3"><text:span text:style-name="T6"><text:tab/></text:span><text:span text:style-name="T2">If you could take 100g of magnesium sulfide and break it down into elements, you would obtain <text:tab/></text:span>43.13g of magnesium <text:span text:style-name="T2">and </text:span>56.87g of sulfur<text:span text:style-name="T2">. The Mg:S ratio of magnesium sulfide is <text:tab/>43.13/56.87, or </text:span>0.758:1<text:span text:style-name="T2">. This mass ratio will be identical for every molecule of magnesium <text:tab/>sulfide.</text:span></text:p>
      <text:p text:style-name="P3"><text:span text:style-name="T2"/></text:p>
      <text:p text:style-name="P17">..</text:p>
      <text:p text:style-name="P13"/>
      <text:p text:style-name="P3">The Law of Multiple Proportions</text:p>
      <text:p text:style-name="P3"/>
      <text:p text:style-name="P3"><text:tab/><text:span text:style-name="T7">Whenever the same two elements form more than one compound, the different masses of <text:tab/>one element that combine with the same mass of the other element are in the ratio of small <text:tab/>whole numbers.</text:span></text:p>
      <text:p text:style-name="P3"><text:span text:style-name="T7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9">X</text:p>
          </table:table-cell>
          <table:table-cell table:style-name="Table1.C1" office:value-type="string">
            <text:p text:style-name="P19">Y</text:p>
          </table:table-cell>
        </table:table-row>
        <table:table-row>
          <table:table-cell table:style-name="Table1.A2" office:value-type="string">
            <text:p text:style-name="P19">A</text:p>
          </table:table-cell>
          <table:table-cell table:style-name="Table1.A2" office:value-type="string">
            <text:p text:style-name="P20">5g</text:p>
          </table:table-cell>
          <table:table-cell table:style-name="Table1.C2" office:value-type="string">
            <text:p text:style-name="P20">10g</text:p>
          </table:table-cell>
        </table:table-row>
        <table:table-row>
          <table:table-cell table:style-name="Table1.A2" office:value-type="string">
            <text:p text:style-name="P19">B</text:p>
          </table:table-cell>
          <table:table-cell table:style-name="Table1.A2" office:value-type="string">
            <text:p text:style-name="P20">2g</text:p>
          </table:table-cell>
          <table:table-cell table:style-name="Table1.C2" office:value-type="string">
            <text:p text:style-name="P20">2g</text:p>
          </table:table-cell>
        </table:table-row>
        <table:table-row>
          <table:table-cell table:style-name="Table1.A2" office:value-type="string">
            <text:p text:style-name="P21">t</text:p>
          </table:table-cell>
          <table:table-cell table:style-name="Table1.A2" office:value-type="string">
            <text:p text:style-name="P20">7g</text:p>
          </table:table-cell>
          <table:table-cell table:style-name="Table1.C2" office:value-type="string">
            <text:p text:style-name="P20">12g</text:p>
          </table:table-cell>
        </table:table-row>
      </table:table>
      <text:p text:style-name="P11"><text:tab/></text:p>
      <text:p text:style-name="P11"><text:span text:style-name="T8"><text:tab/></text:span><text:span text:style-name="T10">Two compounds, X and Y, contain equal masses of element B. The ratio of the masses of <text:tab/>element A in these compounds is </text:span><text:span text:style-name="T11">5:10 or 1:2 (a least common denominator ratio).</text:span></text:p>
      <text:p text:style-name="P11"><text:span text:style-name="T11"/></text:p>
      <text:p text:style-name="P11"><text:span text:style-name="T11">..</text:span></text:p>
      <text:p text:style-name="P11"><text:span text:style-name="T11"/></text:p>
      <text:p text:style-name="P12"><text:span text:style-name="T11"/></text:p>
      <text:p text:style-name="P12"><text:span text:style-name="T11"/></text:p>
      <text:p text:style-name="P12"><text:soft-page-break/><text:span text:style-name="T11">W</text:span><text:span text:style-name="T9">hen writing a chemical formula from a chemical name, it is helpful to remember the following </text:span></text:p>
      <text:p text:style-name="P12"><text:span text:style-name="T9">guidelines:</text:span></text:p>
      <text:p text:style-name="P12"><text:span text:style-name="T9"/></text:p>
      <text:list xml:id="list4370426145291069453" text:style-name="L4">
        <text:list-item>
          <text:p text:style-name="P15">An <text:span text:style-name="T12">-ide</text:span><text:span text:style-name="T15"> ending generally indicates a binary compound.</text:span></text:p>
        </text:list-item>
        <text:list-item>
          <text:p text:style-name="P15"><text:span text:style-name="T15">An </text:span><text:span text:style-name="T12">-ite</text:span><text:span text:style-name="T15"> or </text:span><text:span text:style-name="T12">-ate</text:span><text:span text:style-name="T15"> ending means a polyatomic ion that includes oxygen is in the formula.</text:span></text:p>
        </text:list-item>
        <text:list-item>
          <text:p text:style-name="P15"><text:span text:style-name="T15">Prefixes in a name generally indicate that the compound is molecular.</text:span></text:p>
        </text:list-item>
        <text:list-item>
          <text:p text:style-name="P15"><text:span text:style-name="T15">A Roman number after the name of a cation shows the ionic charge of the cation.</text:span></text:p>
        </text:list-item>
      </text:list>
      <text:p text:style-name="P14"><text:span text:style-name="T15"/></text:p>
      <text:p text:style-name="P18"><text:span text:style-name="T15">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4T13:50:30.460705774</dc:date>
    <meta:editing-duration>PT39M45S</meta:editing-duration>
    <meta:editing-cycles>6</meta:editing-cycles>
    <meta:generator>LibreOffice/4.4.5.2$Linux_X86_64 LibreOffice_project/40$Build-2</meta:generator>
    <meta:document-statistic meta:table-count="1" meta:image-count="0" meta:object-count="0" meta:page-count="2" meta:paragraph-count="39" meta:word-count="323" meta:character-count="1803" meta:non-whitespace-character-count="1508"/>
  </office:meta>
</office:document-meta>
</file>